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  <style:text-properties fo:font-size="32p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doo : Membuat Modul Website 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Ref : </text:p>
            <text:p text:style-name="P1"/>
            <text:p text:style-name="P1"><text:span text:style-name="T1">Building a Website</text:span></text:p>
            <text:p text:style-name="P1"><text:span text:style-name="T2"><text:a xlink:href="https://www.odoo.com/documentation/10.0/howtos/website.html" xlink:type="simple">https://www.odoo.com/documentation/10.0/howtos/website.html</text:a></text:span></text:p>
            <text:p text:style-name="P1"><text:span text:style-name="T2"/></text:p>
            <text:p text:style-name="P1"><text:span text:style-name="T1">QWeb</text:span></text:p>
            <text:p text:style-name="P1"><text:span text:style-name="T2"><text:a xlink:href="https://www.odoo.com/documentation/10.0/reference/qweb.html" xlink:type="simple">https://www.odoo.com/documentation/10.0/reference/qweb.html</text:a></text:span></text:p>
            <text:p text:style-name="P1"><text:span text:style-name="T1"/></text:p>
            <text:p text:style-name="P1"><text:span text:style-name="T1">Bootstrap &amp; CSS</text:span></text:p>
            <text:p text:style-name="P1"><text:span text:style-name="T3">http://www.w3schools.com</text:span></text:p>
          </draw:text-box>
        </draw:frame>
        <draw:frame draw:style-name="gr1" draw:text-style-name="P3" draw:layer="layout" svg:width="0.502cm" svg:height="1.187cm" svg:x="4.318cm" svg:y="7.112cm">
          <draw:text-box>
            <text:p/>
          </draw:text-box>
        </draw:frame>
        <draw:frame draw:style-name="gr1" draw:text-style-name="P3" draw:layer="layout" svg:width="0.502cm" svg:height="1.187cm" svg:x="25.4cm" svg:y="7.6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bsite Mod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trollers</text:p>
              </text:list-item>
              <text:list-item>
                <text:p>View : Frontend/Website View + QWeb</text:p>
              </text:list-item>
              <text:list-item>
                <text:p>Static </text:p>
                <text:list>
                  <text:list-item>
                    <text:p>Styling : Less, CSS, Bootstrap</text:p>
                  </text:list-item>
                  <text:list-item>
                    <text:p>Java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site.layo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yling</text:p>
              </text:list-item>
              <text:list-item>
                <text:p>Theming</text:p>
              </text:list-item>
              <text:list-item>
                <text:p>Snippet / Block</text:p>
              </text:list-item>
              <text:list-item>
                <text:p>Inline Editor</text:p>
              </text:list-item>
              <text:list-item>
                <text:p>Top menu</text:p>
              </text:list-item>
              <text:list-item>
                <text:p>Header</text:p>
              </text:list-item>
              <text:list-item>
                <text:p>Footer</text:p>
              </text:list-item>
              <text:list-item>
                <text:p>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RCE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6"><text:span text:style-name="T1">Website module : </text:span></text:p>
            <text:p text:style-name="P6"><text:span text:style-name="T1">Website_****</text:span></text:p>
            <text:p text:style-name="P6"><text:span text:style-name="T2">Terdapat banyak source code yang handal dan dapat dipelajari untuk memperdalam wawasan dalam hal website programming.</text:span></text:p>
            <text:p text:style-name="P6"><text:span text:style-name="T2"/></text:p>
            <text:p text:style-name="P6"><text:span text:style-name="T2">Begitu juga dengan semua module yang ada di addons, merupakan sumber kode (170.000 baris) yang kaya akan teknik2 pengembangan: design sistem, Interaksi, integrasi, modular teknologi, web aplikasi, database aplikasi, erp aplikasi, MVC patter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21:10:57.320991490</meta:creation-date>
    <dc:date>2016-10-21T18:07:25.333908004</dc:date>
    <meta:editing-duration>PT17H49M23S</meta:editing-duration>
    <meta:editing-cycles>13</meta:editing-cycles>
    <meta:generator>LibreOffice/5.1.4.2$Linux_X86_64 LibreOffice_project/10m0$Build-2</meta:generator>
    <meta:document-statistic meta:object-count="39"/>
  </office:meta>
</office:document-meta>
</file>